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2.00pt" fo:font-weight="bold" style:text-underline-mode="continuous" style:text-underline-type="single" style:text-underline-style="solid" style:text-underline-width="normal" fo:font-family="'Noto Sans CJK KR Black'" style:font-family-asian="'Noto Sans CJK KR Black'" style:font-family-complex="'Noto Sans CJK KR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bold" style:text-underline-mode="continuous" style:text-underline-type="single" style:text-underline-style="solid" style:text-underline-width="normal" fo:font-family="'Noto Sans CJK KR Black'" style:font-family-asian="'Noto Sans CJK KR Black'" style:font-family-complex="'Noto Sans CJK KR Black'"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0.00pt" fo:font-weight="normal" fo:font-family="Alfios" style:font-family-asian="Alfios" style:font-family-complex="Alfios"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fo:font-family="FreeSans" style:font-family-asian="FreeSans" style:font-family-complex="FreeSans"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normal" fo:font-family="FreeSans" style:font-family-asian="FreeSans" style:font-family-complex="FreeSans"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FreeSans" style:font-family-asian="FreeSans" style:font-family-complex="FreeSans"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0.00pt" fo:font-weight="normal" fo:font-family="FreeSans" style:font-family-asian="FreeSans" style:font-family-complex="FreeSan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0.00pt" fo:font-weight="normal" fo:font-family="FreeSans" style:font-family-asian="FreeSans" style:font-family-complex="FreeSan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20.00pt" fo:font-weight="normal" fo:font-family="FreeSans" style:font-family-asian="FreeSans" style:font-family-complex="FreeSans"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6.00pt" fo:font-weight="normal" fo:font-family="FreeSans" style:font-family-asian="FreeSans" style:font-family-complex="FreeSans"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6.00pt" fo:font-weight="normal" fo:font-family="FreeSans" style:font-family-asian="FreeSans" style:font-family-complex="FreeSans"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6.00pt" fo:font-weight="normal" fo:font-family="FreeSans" style:font-family-asian="FreeSans" style:font-family-complex="FreeSans"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normal" fo:font-family="FreeSans" style:font-family-asian="FreeSans" style:font-family-complex="FreeSans"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FreeSans" style:font-family-asian="FreeSans" style:font-family-complex="FreeSan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FreeSans" style:font-family-asian="FreeSans" style:font-family-complex="FreeSan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FreeSans" style:font-family-asian="FreeSans" style:font-family-complex="FreeSan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6.00pt" fo:font-weight="normal" fo:font-family="FreeSans" style:font-family-asian="FreeSans" style:font-family-complex="FreeSans" fo:background-color="transparent" style:use-window-font-color="true"/>
    </style:style>
    <style:style style:name="T54" style:family="text">
      <style:text-properties fo:font-size="12.00pt" fo:font-weight="normal" fo:font-family="FreeSans" style:font-family-asian="FreeSans" style:font-family-complex="FreeSan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57" style:family="text">
      <style:text-properties fo:font-size="12.00pt" fo:font-weight="normal" fo:font-family="FreeSans" style:font-family-asian="FreeSans" style:font-family-complex="FreeSan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normal" fo:font-family="Alfios" style:font-family-asian="Alfios" style:font-family-complex="Alfios"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normal" fo:font-family="Alfios" style:font-family-asian="Alfios" style:font-family-complex="Alfios" fo:background-color="transparent" style:use-window-font-color="true"/>
    </style:style>
    <style:style style:name="T66" style:family="text">
      <style:text-properties fo:font-size="26.00pt" fo:font-weight="normal"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69"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72" style:family="text">
      <style:text-properties fo:font-size="16.0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office:automatic-styles>
  <office:body>
    <office:text>
      <text:p text:style-name="P1"><text:span text:style-name="T1">Railbook</text:span></text:p>
      <text:p text:style-name="P1"><text:span text:style-name="T2"/></text:p>
      <text:p text:style-name="P2"><text:span text:style-name="T3">Team:</text:span></text:p>
      <text:p text:style-name="P2"><text:span text:style-name="T4"/></text:p>
      <text:p text:style-name="P2"><text:span text:style-name="T5">Saurav Panda<text:s text:c="2"/>Roll No. 37 Section A</text:span></text:p>
      <text:p text:style-name="P2"><text:span text:style-name="T5">Abhinav Mittra Roll No. 44 Section A</text:span></text:p>
      <text:p text:style-name="P2"><text:span text:style-name="T5">Divyansh Verma Roll No. 49 Section A</text:span></text:p>
      <text:p text:style-name="P2"><text:span text:style-name="T6"/></text:p>
      <text:p text:style-name="P2"><text:span text:style-name="T7">Abstract:</text:span></text:p>
      <text:p text:style-name="P2"><text:span text:style-name="T8"/></text:p>
      <text:p text:style-name="P2"><text:span text:style-name="T9">The purpose of this project is to automate the existing train enquiry system with the help of computers and its software,so that users can get the appropriate information regarding various trains between a source and a destination station.</text:span></text:p>
      <text:p text:style-name="P2"><text:span text:style-name="T9">This in turn will reduce time of the users who do not have internet access and thus have to stand in long queues at the railway enquiry counter wasting their valuable time.</text:span></text:p>
      <text:p text:style-name="P2"><text:span text:style-name="T10"/></text:p>
      <text:p text:style-name="P2"><text:span text:style-name="T10"/></text:p>
      <text:p text:style-name="P2"><text:span text:style-name="T11">Problem Statement:</text:span></text:p>
      <text:p text:style-name="P2"><text:span text:style-name="T12"/></text:p>
      <text:p text:style-name="P2"><text:span text:style-name="T13">Create a database for a train enquiry system where the users can obtain the train details between a source and destination station.</text:span></text:p>
      <text:p text:style-name="P2"><text:span text:style-name="T13">It should also display the route details of a particular train number.</text:span></text:p>
      <text:p text:style-name="P2"><text:span text:style-name="T14"/></text:p>
      <text:p text:style-name="P2"><text:span text:style-name="T14"/></text:p>
      <text:p text:style-name="P2"><text:span text:style-name="T15">ER Diagram:</text:span></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7">Tables:</text:span></text:p>
      <text:p text:style-name="P2"><text:span text:style-name="T18"/></text:p>
      <text:p text:style-name="P2"><text:span text:style-name="T19">1. Train Table</text:span></text:p>
      <text:p text:style-name="P2"><text:span text:style-name="T20"/></text:p>
      <text:p text:style-name="P2"><draw:frame text:anchor-type="as-char" svg:width="146.05mm" svg:height="83.87mm" style:rel-width="scale" style:rel-height="scale"><draw:object-ole xlink:href="OleObj1"/><draw:image xlink:href="ObjectReplacements/OleObj1"/></draw:frame><text:span text:style-name="T20"/></text:p>
      <text:p text:style-name="P2"><text:span text:style-name="T21">2.Station Table</text:span></text:p>
      <text:p text:style-name="P2"><draw:frame text:anchor-type="as-char" svg:width="57.41mm" svg:height="117.48mm" style:rel-width="scale" style:rel-height="scale"><draw:object-ole xlink:href="OleObj2"/><draw:image xlink:href="ObjectReplacements/OleObj2"/></draw:frame><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3">3.Schedule Days Table</text:span></text:p>
      <text:p text:style-name="P2"><text:span text:style-name="T24"/></text:p>
      <text:p text:style-name="P2"><draw:frame text:anchor-type="as-char" svg:width="50.54mm" svg:height="128.59mm" style:rel-width="scale" style:rel-height="scale"><draw:object-ole xlink:href="OleObj3"/><draw:image xlink:href="ObjectReplacements/OleObj3"/></draw:frame><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5">4.Route Table</text:span></text:p>
      <text:p text:style-name="P2"><text:span text:style-name="T26"/></text:p>
      <text:p text:style-name="P2"><draw:frame text:anchor-type="as-char" svg:width="150.02mm" svg:height="109.54mm" style:rel-width="scale" style:rel-height="scale"><draw:object-ole xlink:href="OleObj4"/><draw:image xlink:href="ObjectReplacements/OleObj4"/></draw:frame><text:span text:style-name="T26"/></text:p>
      <text:p text:style-name="P2"><text:span text:style-name="T27">DDL Commands:</text:span></text:p>
      <text:p text:style-name="P2"><text:span text:style-name="T28"/></text:p>
      <text:p text:style-name="P2"><text:span text:style-name="T29">create table train (t_no number(5),t_name varchar(100),t_type varchar(100),primary key (t_no));</text:span></text:p>
      <text:p text:style-name="P2"><text:span text:style-name="T30"/></text:p>
      <text:p text:style-name="P2"><text:span text:style-name="T31">create table station(s_id number(5),s_name varchar(100),primary key(s_id));</text:span></text:p>
      <text:p text:style-name="P2"><text:span text:style-name="T32"/></text:p>
      <text:p text:style-name="P2"><text:span text:style-name="T33">create table route(s_id number(5),t_no number(5),platformno number(5),arrival varchar(8),departure varchar(8),foreign key(t_no) references train(t_no),foreign key(s_id) references station(s_id));</text:span></text:p>
      <text:p text:style-name="P2"><text:span text:style-name="T34"/></text:p>
      <text:p text:style-name="P2"><text:span text:style-name="T35">create table schedule_days(t_no number(5),day varchar(15), foreign key(t_no) references train(t_no));</text:span></text:p>
      <text:p text:style-name="P2"><text:span text:style-name="T36"/></text:p>
      <text:p text:style-name="P2"><text:span text:style-name="T36"/></text:p>
      <text:p text:style-name="P2"><text:span text:style-name="T36"/></text:p>
      <text:p text:style-name="P2"><text:span text:style-name="T37">Queries used:</text:span></text:p>
      <text:p text:style-name="P2"><text:span text:style-name="T38"/></text:p>
      <text:p text:style-name="P2"><text:span text:style-name="T39">Insert Queries:</text:span></text:p>
      <text:p text:style-name="P2"><text:span text:style-name="T40"/></text:p>
      <text:p text:style-name="P2"><text:span text:style-name="T41">INSERT INTO ROUTE VALUES(?,?,?,?,?,?);</text:span></text:p>
      <text:p text:style-name="P2"><draw:frame text:anchor-type="as-char" svg:width="88.64mm" svg:height="93.13mm" style:rel-width="scale" style:rel-height="scale"><draw:object-ole xlink:href="OleObj5"/><draw:image xlink:href="ObjectReplacements/OleObj5"/></draw:frame><text:span text:style-name="T42"/></text:p>
      <text:p text:style-name="P2"><draw:frame text:anchor-type="as-char" svg:width="152.40mm" svg:height="56.36mm" style:rel-width="scale" style:rel-height="scale"><draw:object-ole xlink:href="OleObj6"/><draw:image xlink:href="ObjectReplacements/OleObj6"/></draw:frame><text:span text:style-name="T42"/></text:p>
      <text:p text:style-name="P2"><text:span text:style-name="T42"/></text:p>
      <text:p text:style-name="P2"><text:span text:style-name="T42"/></text:p>
      <text:p text:style-name="P2"><text:span text:style-name="T42"/></text:p>
      <text:p text:style-name="P2"><text:span text:style-name="T43">Update Queries:</text:span></text:p>
      <text:p text:style-name="P2"><text:span text:style-name="T44"/></text:p>
      <text:p text:style-name="P2"><text:span text:style-name="T45">UPDATE STATION SET S_NAME =? where S_ID =?;</text:span></text:p>
      <text:p text:style-name="P2"><draw:frame text:anchor-type="as-char" svg:width="116.95mm" svg:height="118.00mm" style:rel-width="scale" style:rel-height="scale"><draw:object-ole xlink:href="OleObj7"/><draw:image xlink:href="ObjectReplacements/OleObj7"/></draw:frame><text:span text:style-name="T45"/></text:p>
      <text:p text:style-name="P2"><draw:frame text:anchor-type="as-char" svg:width="152.40mm" svg:height="57.15mm" style:rel-width="scale" style:rel-height="scale"><draw:object-ole xlink:href="OleObj8"/><draw:image xlink:href="ObjectReplacements/OleObj8"/></draw:frame><text:span text:style-name="T45"/></text:p>
      <text:p text:style-name="P2"><text:span text:style-name="T45"/></text:p>
      <text:p text:style-name="P2"><text:span text:style-name="T45"/></text:p>
      <text:p text:style-name="P2"><text:span text:style-name="T45"/></text:p>
      <text:p text:style-name="P2"><text:span text:style-name="T45"/></text:p>
      <text:p text:style-name="P2"><text:span text:style-name="T45"/></text:p>
      <text:p text:style-name="P2"><text:span text:style-name="T46"/></text:p>
      <text:p text:style-name="P2"><text:span text:style-name="T47">Delete Queries:</text:span></text:p>
      <text:p text:style-name="P2"><text:span text:style-name="T48"/></text:p>
      <text:p text:style-name="P2"><text:span text:style-name="T49">DELETE FROM ROUTE WHERE T_NO=? and S_ID=?;</text:span></text:p>
      <text:p text:style-name="P2"><draw:frame text:anchor-type="as-char" svg:width="107.16mm" svg:height="127.26mm" style:rel-width="scale" style:rel-height="scale"><draw:object-ole xlink:href="OleObj9"/><draw:image xlink:href="ObjectReplacements/OleObj9"/></draw:frame><text:span text:style-name="T49"/></text:p>
      <text:p text:style-name="P2"><draw:frame text:anchor-type="as-char" svg:width="152.40mm" svg:height="57.15mm" style:rel-width="scale" style:rel-height="scale"><draw:object-ole xlink:href="OleObj10"/><draw:image xlink:href="ObjectReplacements/OleObj10"/></draw:frame><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1">Select Queries:</text:span></text:p>
      <text:p text:style-name="P2"><text:span text:style-name="T52"/></text:p>
      <text:p text:style-name="P2"><text:span text:style-name="T53">1)<text:s/></text:span><text:span text:style-name="T54">select train.T_No,T_Name,train.T_Type from\n" +</text:span></text:p>
      <text:p text:style-name="P2"><text:span text:style-name="T54">"station s1, station s2, route r1, route r2, schedule_days s, train\n" +</text:span></text:p>
      <text:p text:style-name="P2"><text:span text:style-name="T54">"where\n" +</text:span></text:p>
      <text:p text:style-name="P2"><text:span text:style-name="T54">"s1.s_name ='"+Source+"' and s2.s_name = '"+Destination+"' and s1.s_id = r1.s_id and s2.s_id = r2.s_id \n" +</text:span></text:p>
      <text:p text:style-name="P2"><text:span text:style-name="T54">"and r1.t_no = r2.t_no and (COALESCE(r1.journey_days,'') || COALESCE(r1.arrival,''))&lt;(COALESCE(r2.journey_days,'')|| COALESCE(r2.arrival,'')) and train.t_no = s.t_no \n" +</text:span></text:p>
      <text:p text:style-name="P2"><text:span text:style-name="T54">"and day = '"+day.toUpperCase()+"' and train.t_no=r1.t_no and train.t_type='"+p+"'";</text:span></text:p>
      <text:p text:style-name="P2"><draw:frame text:anchor-type="as-char" svg:width="152.40mm" svg:height="57.15mm" style:rel-width="scale" style:rel-height="scale"><draw:object-ole xlink:href="OleObj11"/><draw:image xlink:href="ObjectReplacements/OleObj11"/></draw:frame><text:span text:style-name="T55"/></text:p>
      <text:p text:style-name="P2"><text:span text:style-name="T55"/></text:p>
      <text:p text:style-name="P2"><text:span text:style-name="T55"/></text:p>
      <text:p text:style-name="P2"><text:span text:style-name="T56">2)</text:span><text:span text:style-name="T57">with stationnames(s1,s2) as (select s.s_id,t.s_id from station s,station t where '"+Source+"'=s.s_name and '"+Destination+"'=t.s_name),arrivaltimes(a1,a2,a3,a4) as (select x.arrival,x.journey_days,y.arrival,y.journey_days from route x,route y,stationnames where y.t_no="+tno1+" and x.t_no="+tno1+" and stationnames.s1=x.s_id and stationnames.s2=y.s_id),tstations(sa,sb,sc,sd) as (select s_name,x.platformno,x.departure,x.arrival from stationnames,route x,station,arrivaltimes where station.s_id=x.s_id<text:s text:c="2"/>and x.t_no="+tno1+" and (coalesce(x.journey_days,'')||coalesce(x.arrival,'')) between (coalesce(a2,'')||coalesce(a1,'')) and (coalesce(a4,'')||coalesce(a3,''))) select sa,sb,sc,sd from tstations";</text:span></text:p>
      <text:p text:style-name="P2"><draw:frame text:anchor-type="as-char" svg:width="152.40mm" svg:height="57.41mm" style:rel-width="scale" style:rel-height="scale"><draw:object-ole xlink:href="OleObj12"/><draw:image xlink:href="ObjectReplacements/OleObj12"/></draw:frame><text:span text:style-name="T58"/></text:p>
      <text:p text:style-name="P2"><text:span text:style-name="T58"/></text:p>
      <text:p text:style-name="P2"><text:span text:style-name="T58"/></text:p>
      <text:p text:style-name="P2"><text:span text:style-name="T58"/></text:p>
      <text:p text:style-name="P2"><text:span text:style-name="T59">UI Design:</text:span></text:p>
      <text:p text:style-name="P2"><text:span text:style-name="T60"/></text:p>
      <text:p text:style-name="P2"><draw:frame text:anchor-type="as-char" svg:width="152.40mm" svg:height="120.65mm" style:rel-width="scale" style:rel-height="scale"><draw:object-ole xlink:href="OleObj13"/><draw:image xlink:href="ObjectReplacements/OleObj13"/></draw:frame><text:span text:style-name="T60"/></text:p>
      <text:p text:style-name="P2"><text:span text:style-name="T60"/></text:p>
      <text:p text:style-name="P2"><text:span text:style-name="T61">Psuedocode(DB Connectivity and access):</text:span></text:p>
      <text:p text:style-name="P2"><text:span text:style-name="T62"/></text:p>
      <text:p text:style-name="P2"><text:span text:style-name="T62"/></text:p>
      <text:p text:style-name="P2"><text:span text:style-name="T63">package Railbook;</text:span></text:p>
      <text:p text:style-name="P2"><text:span text:style-name="T63">import java.sql.Connection;</text:span></text:p>
      <text:p text:style-name="P2"><text:span text:style-name="T63">import java.sql.DriverManager;</text:span></text:p>
      <text:p text:style-name="P2"><text:span text:style-name="T63">import java.sql.PreparedStatement;</text:span></text:p>
      <text:p text:style-name="P2"><text:span text:style-name="T63">import java.sql.ResultSet;</text:span></text:p>
      <text:p text:style-name="P2"><text:span text:style-name="T63">import java.sql.SQLException;</text:span></text:p>
      <text:p text:style-name="P2"><text:span text:style-name="T63">import java.sql.Statement;</text:span></text:p>
      <text:p text:style-name="P2"><text:span text:style-name="T63">public Railbook()</text:span></text:p>
      <text:p text:style-name="P2"><text:span text:style-name="T63"><text:s text:c="9"/>{</text:span></text:p>
      <text:p text:style-name="P2"><text:span text:style-name="T63"><text:s text:c="3"/>String url="jdbc:oracle:thin:@localhost:1521:orcl1";</text:span></text:p>
      <text:p text:style-name="P2"><text:span text:style-name="T63"><text:s text:c="3"/>String username="proj";</text:span></text:p>
      <text:p text:style-name="P2"><text:span text:style-name="T63"><text:s text:c="3"/>String password="hola";</text:span></text:p>
      <text:p text:style-name="P2"><text:span text:style-name="T63"><text:s text:c="4"/>try{</text:span></text:p>
      <text:p text:style-name="P2"><text:span text:style-name="T63"><text:s text:c="8"/>cont=DriverManager.getConnection(url,username,password);<text:s text:c="9"/></text:span></text:p>
      <text:p text:style-name="P2"><text:span text:style-name="T63"><text:s text:c="8"/>stmt=cont.createStatement();</text:span></text:p>
      <text:p text:style-name="P2"><text:span text:style-name="T63"><text:s text:c="6"/>}</text:span></text:p>
      <text:p text:style-name="P2"><text:span text:style-name="T63"><text:s text:c="4"/>catch(SQLException e)</text:span></text:p>
      <text:p text:style-name="P2"><text:span text:style-name="T63"><text:s text:c="4"/>{</text:span></text:p>
      <text:p text:style-name="P2"><text:span text:style-name="T63"><text:s text:c="8"/>System.out.println("error has occureed "+e);</text:span></text:p>
      <text:p text:style-name="P2"><text:span text:style-name="T63"><text:s text:c="4"/>}</text:span></text:p>
      <text:p text:style-name="P2"><text:span text:style-name="T63">}</text:span></text:p>
      <text:p text:style-name="P2"><text:span text:style-name="T63">Statement:</text:span></text:p>
      <text:p text:style-name="P2"><text:span text:style-name="T63"><text:s text:c="2"/>try( Statement tmt1=cont.createStatement())</text:span></text:p>
      <text:p text:style-name="P2"><text:span text:style-name="T63"><text:s text:c="9"/>{<text:s text:c="12"/></text:span></text:p>
      <text:p text:style-name="P2"><text:span text:style-name="T63"><text:s text:c="13"/>ResultSet r1=tmt1.executeQuery(query1); </text:span></text:p>
      <text:p text:style-name="P2"><text:span text:style-name="T63"><text:s text:c="17"/>do{<text:s text:c="10"/></text:span></text:p>
      <text:p text:style-name="P2"><text:span text:style-name="T63"><text:s text:c="39"/>//<text:s text:c="3"/>statements<text:s text:c="8"/></text:span></text:p>
      <text:p text:style-name="P2"><text:span text:style-name="T63"><text:s text:c="23"/>}while(r1.next());<text:s text:c="31"/></text:span></text:p>
      <text:p text:style-name="P2"><text:span text:style-name="T63"><text:s text:c="10"/>}</text:span></text:p>
      <text:p text:style-name="P2"><text:span text:style-name="T63"><text:s text:c="9"/>catch (Exception ex) {</text:span></text:p>
      <text:p text:style-name="P2"><text:span text:style-name="T63"><text:s text:c="12"/>JOptionPane.showMessageDialog(null, ex.getMessage(), "Error", JOptionPane.ERROR_MESSAGE);</text:span></text:p>
      <text:p text:style-name="P2"><text:span text:style-name="T63"><text:s text:c="8"/>}</text:span></text:p>
      <text:p text:style-name="P2"><text:span text:style-name="T64"/></text:p>
      <text:p text:style-name="P2"><text:span text:style-name="T65">Prepared Statement:</text:span></text:p>
      <text:p text:style-name="P2"><text:span text:style-name="T65"><text:s text:c="5"/>try {</text:span></text:p>
      <text:p text:style-name="P2"><text:span text:style-name="T65"><text:s text:c="17"/>Prepared<text:s text:c="2"/>statr=cont.prepareStatement(myQuery);<text:s text:c="9"/></text:span></text:p>
      <text:p text:style-name="P2"><text:span text:style-name="T65"><text:s text:c="19"/>statr.executeUpdate(); </text:span></text:p>
      <text:p text:style-name="P2"><text:span text:style-name="T65"><text:s text:c="20"/>}<text:s text:c="3"/>catch (SQLException ex) {</text:span></text:p>
      <text:p text:style-name="P2"><text:span text:style-name="T65"><text:s text:c="16"/>Logger.getLogger(Railbook.class.getName()).log(Level.SEVERE, null, ex);</text:span></text:p>
      <text:p text:style-name="P2"><text:span text:style-name="T65"><text:s text:c="12"/>}</text:span></text:p>
      <text:p text:style-name="P2"><text:span text:style-name="T66">Refences:</text:span></text:p>
      <text:p text:style-name="P2"><text:span text:style-name="T67"/></text:p>
      <text:p text:style-name="P2"><text:a xlink:href="http://www.youtube.com/"><text:span text:style-name="T69">www.youtube.com</text:span></text:a><text:span text:style-name="T70"/></text:p>
      <text:p text:style-name="P2"><text:a xlink:href="http://www.stackoverflow.com/"><text:span text:style-name="T72">www.stackoverflow.com</text:span></text:a><text:span text:style-name="T73"/></text:p>
      <text:p text:style-name="P2"><text:span text:style-name="T73"/></text:p>
      <text:p text:style-name="P2"><text:span text:style-name="T73"/></text:p>
      <text:p text:style-name="P3"><text:span text:style-name="T73"/></text:p>
      <text:p text:style-name="P4"><text:span text:style-name="T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